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f1488" officeooo:paragraph-rsid="001f1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9-10T10:00:55.104376608</meta:creation-date>
    <dc:date>2024-09-10T10:01:13.290853868</dc:date>
    <dc:creator>Miklos Vajna</dc:creator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25.2.0.0.alpha0$Linux_X86_64 LibreOffice_project/c91d262abf4e86ec75a19aa96bfddc3d4315db3c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9b003d0072004500a4001a004d00b9009d00e3009e0057001f007300760027">
    <SignedInfo>
      <CanonicalizationMethod Algorithm="http://www.w3.org/TR/2001/REC-xml-c14n-20010315"/>
      <SignatureMethod Algorithm="http://www.w3.org/2001/04/xmldsig-more#rsa-sha256"/>
      <Reference URI="META-INF/manifest.xml">
        <Transforms>
          <Transform Algorithm="http://www.w3.org/TR/2001/REC-xml-c14n-20010315"/>
        </Transforms>
        <DigestMethod Algorithm="http://www.w3.org/2001/04/xmlenc#sha256"/>
        <DigestValue>hqtJukMdTTu/AnucTadebq8JCBborsQAXSsBseQmLu4=</DigestValue>
      </Reference>
      <Reference URI="Thumbnails/thumbnail.png">
        <DigestMethod Algorithm="http://www.w3.org/2001/04/xmlenc#sha256"/>
        <DigestValue>N75gZDyelc5qSTDOnay5W2lMaxT/RWH5yTFnmLFLBbA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8GTFFafWsXiPDV7Vp+YjveDJteytduWDS1kcUBeOCW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ruF3O6tDGvuZcGRe7zx6yD6lRvtbaTpipSBUtTKqc44=</DigestValue>
      </Reference>
      <Reference URI="manifest.rdf">
        <DigestMethod Algorithm="http://www.w3.org/2001/04/xmlenc#sha256"/>
        <DigestValue>rrKXmEsmowvZom8wSzm8fZGiZFdJs1578/RMS5UR3HU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e/rcGjO7m49V0qkl0thy4C1F25RJHz5e34maPH3YyxE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q8ocK6AwCvkXs91gYgvUqdGbg/ODU9j3IY9Ug4Jd8PE=</DigestValue>
      </Reference>
      <Reference URI="mimetype">
        <DigestMethod Algorithm="http://www.w3.org/2001/04/xmlenc#sha256"/>
        <DigestValue>cU2+NwsKcGNmkhfZGyh1Zv6Lq7yFmbYpskR2/4G4NZM=</DigestValue>
      </Reference>
      <Reference URI="#ID_009e003000d7005800f6000a004b0070008a00480093001600ea001d004b00e8">
        <DigestMethod Algorithm="http://www.w3.org/2001/04/xmlenc#sha256"/>
        <DigestValue>2dLHorlnBs4yBFSsTwzMu0wG6BTTj/k28tWe1ytyarU=</DigestValue>
      </Reference>
      <Reference URI="#idSignedProperties_ID_009b003d0072004500a4001a004d00b9009d00e3009e0057001f007300760027" Type="http://uri.etsi.org/01903#SignedProperties">
        <DigestMethod Algorithm="http://www.w3.org/2001/04/xmlenc#sha256"/>
        <DigestValue>zvhy4eb3MsgEt/ODO4InzhWby9TXvEF3wZUY5NBKGNQ=</DigestValue>
      </Reference>
    </SignedInfo>
    <SignatureValue>MThZZJnrbgM+6wiuOewoAaag4uFEIK8b9/4CzQDt+G9mfJwn2ziRGKZb6muhfVzw
1je86zTbULv6UoCZuDjtF41cGxzfU4GCX2la2mmNd2rmghKg8H0SC0TbU1tvo5NI
YVsdiCtDPWMOrujka6xMbKmi6RjXylqwCgY0cfjss6BQUG3KpHwl2hJp7BpqR0OM
3NJ7bANTYBE/zNiwoIB4jAk0MVEf3+GkNmTBhtMXnVv45rKQKu3vJui/q1Zg7Cy/
AvCs9LtuaCCyPoN3+gDzZNmZYlA9+0kLdRQIF8tkp6uU7wMQLj9OyjGBX/HBDrQg
nZmaLareZga2iKblCaX5hA==</SignatureValue>
    <KeyInfo>
      <X509Data>
        <X509IssuerSerial>
          <X509IssuerName>CN=CppunitTest_xmlsecurity_xmlsec Intermediate Root CA,O=CppunitTest_xmlsecurity_xmlsec RSA Test,ST=England,C=UK</X509IssuerName>
          <X509SerialNumber>4096</X509SerialNumber>
        </X509IssuerSerial>
        <X509Certificate>MIIFZjCCA06gAwIBAgICEAAwDQYJKoZIhvcNAQELBQAwgY8xCzAJBgNVBAYTAlVLMRAwDgYDVQQIDAdFbmdsYW5kMTAwLgYDVQQKDCdDcHB1bml0VGVzdF94bWxzZWN1cml0eV94bWxzZWMgUlNBIFRlc3QxPDA6BgNVBAMMM0NwcHVuaXRUZXN0X3htbHNlY3VyaXR5X3htbHNlYyBJbnRlcm1lZGlhdGUgUm9vdCBDQTAgFw0yNDA5MjMxMzMwNDJaGA8yMTI0MDgzMDEzMzA0MlowgZExCzAJBgNVBAYTAlVLMRAwDgYDVQQIDAdFbmdsYW5kMTAwLgYDVQQKDCdDcHB1bml0VGVzdF94bWxzZWN1cml0eV94bWxzZWMgUlNBIFRlc3QxPjA8BgNVBAMMNUNwcHVuaXRUZXN0X3htbHNlY3VyaXR5X3htbHNlYyBSU0EgVGVzdCBleGFtcGxlIEFsaWNlMIIBIjANBgkqhkiG9w0BAQEFAAOCAQ8AMIIBCgKCAQEAlSfDFDdlDJv1YY6ANc3RuiGu3oduoDFFJL//l0j52J8btQRQrtp5P0OaplTYdLi1hK2cj/XV7KWB+E5p/IwgqNZdOXR+RY1jNkQFiSLdMbkwEoPtaPVhDAxfSLyIazSsrERgGOBn6EbomVyc87UrVj6QgwzofDRmPtgOFBlDSfFiqIKfxU4TlntLOnFiGLFGcVDSsRA/UQiy9o0bAfaS68IB7FpW9NoLTEgzGE/PzCFkGAmgC5yBrvk8/tfCVsx8FeqdZqlBZhrD+sP+rItRRXdSiH52C+XMXqowNxJhPBP4HFv5LVQol9oXK5QXieYrFmMpwTJrkNdFXkm+2iJFAQIDAQABo4HFMIHCMAkGA1UdEwQCMAAwEQYJYIZIAYb4QgEBBAQDAgWgMDMGCWCGSAGG+EIBDQQmFiRPcGVuU1NMIEdlbmVyYXRlZCBDbGllbnQgQ2VydGlmaWNhdGUwHQYDVR0OBBYEFKcwU0F2IER917YAPm5SFjaVtYHpMB8GA1UdIwQYMBaAFFE6wan2eGv91MRbH6vbE4W3cMYNMA4GA1UdDwEB/wQEAwIF4DAdBgNVHSUEFjAUBggrBgEFBQcDAgYIKwYBBQUHAwQwDQYJKoZIhvcNAQELBQADggIBABtgvYTKyfIZobgnsrO8PjbQIFdyx5YV0RJ8fshcSzSFSZYN0qbCJ4U2i84Hx9HvzzFtHHEgJ4ot6VXsfEGqFkf8dvafqi1gAQ4cbIazdHQoELgFKJwLU5X/NGl0PQ46/l4vKHKrpAN1TRu7MGE0SwxRYM5KlzibXRL485ck/dzap8qSaxt/sSW6YxpttM3umPRL+5Mc+ttJBPYKAwfu/dHkBxGC47E/h2oazNOI2nhLsfbT2YmWyJpgt/hnqxB7LtZbnAnaMVEWGdlBp79vU6V0+JSznMmc4t1eX6mUl5tXQF+BSmpwf4agwi+uSE9WEXfhChjLfEtEGgK/+/tl012EqY8qt1SdwDDH8usEcrK2iyd14WgsuH3swGqYdBaHnNaAgtuMDlQmJYaq5cKbaTj+PGLr5WU9VIXFSIM03dkyGA13I3tscBpWfh3f89q6YoAqdgwUlCg1OqU4LsfS8n8EKvyM1+zb45JlNxzXpFp+/CwR7I2DTk4QXELeFOl1KU7X9eTftliwAqctRGLCvr2VXA4FbkFhtreCctCQm/FUgIr01YrWmhr29Wwaz3DBeymbFXUdYQZqI0OSBBc1bDJkMHftpTBp79EoglKXqMb1/7jcV3bToWXfkHN//B4B2gpv7DxHyP7H6teW/hGuCZeIhYDiL0TR1E68RO1sHRT1</X509Certificate>
      </X509Data>
    </KeyInfo>
    <Object>
      <SignatureProperties>
        <SignatureProperty Id="ID_009e003000d7005800f6000a004b0070008a00480093001600ea001d004b00e8" Target="#ID_009b003d0072004500a4001a004d00b9009d00e3009e0057001f007300760027">
          <dc:date xmlns:dc="http://purl.org/dc/elements/1.1/">2024-09-30T13:58:13.781774431</dc:date>
        </SignatureProperty>
      </SignatureProperties>
    </Object>
    <Object xmlns:xd="http://uri.etsi.org/01903/v1.3.2#">
      <xd:QualifyingProperties Target="#ID_009b003d0072004500a4001a004d00b9009d00e3009e0057001f007300760027">
        <xd:SignedProperties Id="idSignedProperties_ID_009b003d0072004500a4001a004d00b9009d00e3009e0057001f007300760027">
          <xd:SignedSignatureProperties>
            <xd:SigningTime>2024-09-30T13:58:13.781774431</xd:SigningTime>
            <xd:SigningCertificate>
              <xd:Cert>
                <xd:CertDigest>
                  <DigestMethod Algorithm="http://www.w3.org/2001/04/xmlenc#sha256"/>
                  <DigestValue>kV77TEh9k/g4MjFre+bW2WMcvy+HeuKUgWlhTDXP+9U=</DigestValue>
                </xd:CertDigest>
                <xd:IssuerSerial>
                  <X509IssuerName>CN=CppunitTest_xmlsecurity_xmlsec Intermediate Root CA,O=CppunitTest_xmlsecurity_xmlsec RSA Test,ST=England,C=UK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9b003d0072004500a4001a004d00b9009d00e3009e0057001f007300760027">
          <xd:UnsignedSignatureProperties>
            <xd:CertificateValues>
              <xd:EncapsulatedX509Certificate>MIIFZjCCA06gAwIBAgICEAAwDQYJKoZIhvcNAQELBQAwgY8xCzAJBgNVBAYTAlVLMRAwDgYDVQQIDAdFbmdsYW5kMTAwLgYDVQQKDCdDcHB1bml0VGVzdF94bWxzZWN1cml0eV94bWxzZWMgUlNBIFRlc3QxPDA6BgNVBAMMM0NwcHVuaXRUZXN0X3htbHNlY3VyaXR5X3htbHNlYyBJbnRlcm1lZGlhdGUgUm9vdCBDQTAgFw0yNDA5MjMxMzMwNDJaGA8yMTI0MDgzMDEzMzA0MlowgZExCzAJBgNVBAYTAlVLMRAwDgYDVQQIDAdFbmdsYW5kMTAwLgYDVQQKDCdDcHB1bml0VGVzdF94bWxzZWN1cml0eV94bWxzZWMgUlNBIFRlc3QxPjA8BgNVBAMMNUNwcHVuaXRUZXN0X3htbHNlY3VyaXR5X3htbHNlYyBSU0EgVGVzdCBleGFtcGxlIEFsaWNlMIIBIjANBgkqhkiG9w0BAQEFAAOCAQ8AMIIBCgKCAQEAlSfDFDdlDJv1YY6ANc3RuiGu3oduoDFFJL//l0j52J8btQRQrtp5P0OaplTYdLi1hK2cj/XV7KWB+E5p/IwgqNZdOXR+RY1jNkQFiSLdMbkwEoPtaPVhDAxfSLyIazSsrERgGOBn6EbomVyc87UrVj6QgwzofDRmPtgOFBlDSfFiqIKfxU4TlntLOnFiGLFGcVDSsRA/UQiy9o0bAfaS68IB7FpW9NoLTEgzGE/PzCFkGAmgC5yBrvk8/tfCVsx8FeqdZqlBZhrD+sP+rItRRXdSiH52C+XMXqowNxJhPBP4HFv5LVQol9oXK5QXieYrFmMpwTJrkNdFXkm+2iJFAQIDAQABo4HFMIHCMAkGA1UdEwQCMAAwEQYJYIZIAYb4QgEBBAQDAgWgMDMGCWCGSAGG+EIBDQQmFiRPcGVuU1NMIEdlbmVyYXRlZCBDbGllbnQgQ2VydGlmaWNhdGUwHQYDVR0OBBYEFKcwU0F2IER917YAPm5SFjaVtYHpMB8GA1UdIwQYMBaAFFE6wan2eGv91MRbH6vbE4W3cMYNMA4GA1UdDwEB/wQEAwIF4DAdBgNVHSUEFjAUBggrBgEFBQcDAgYIKwYBBQUHAwQwDQYJKoZIhvcNAQELBQADggIBABtgvYTKyfIZobgnsrO8PjbQIFdyx5YV0RJ8fshcSzSFSZYN0qbCJ4U2i84Hx9HvzzFtHHEgJ4ot6VXsfEGqFkf8dvafqi1gAQ4cbIazdHQoELgFKJwLU5X/NGl0PQ46/l4vKHKrpAN1TRu7MGE0SwxRYM5KlzibXRL485ck/dzap8qSaxt/sSW6YxpttM3umPRL+5Mc+ttJBPYKAwfu/dHkBxGC47E/h2oazNOI2nhLsfbT2YmWyJpgt/hnqxB7LtZbnAnaMVEWGdlBp79vU6V0+JSznMmc4t1eX6mUl5tXQF+BSmpwf4agwi+uSE9WEXfhChjLfEtEGgK/+/tl012EqY8qt1SdwDDH8usEcrK2iyd14WgsuH3swGqYdBaHnNaAgtuMDlQmJYaq5cKbaTj+PGLr5WU9VIXFSIM03dkyGA13I3tscBpWfh3f89q6YoAqdgwUlCg1OqU4LsfS8n8EKvyM1+zb45JlNxzXpFp+/CwR7I2DTk4QXELeFOl1KU7X9eTftliwAqctRGLCvr2VXA4FbkFhtreCctCQm/FUgIr01YrWmhr29Wwaz3DBeymbFXUdYQZqI0OSBBc1bDJkMHftpTBp79EoglKXqMb1/7jcV3bToWXfkHN//B4B2gpv7DxHyP7H6teW/hGuCZeIhYDiL0TR1E68RO1sHRT1</xd:EncapsulatedX509Certificate>
              <xd:EncapsulatedX509Certificate>MIIGADCCA+igAwIBAgICEAAwDQYJKoZIhvcNAQELBQAwgYsxCzAJBgNVBAYTAlVLMRAwDgYDVQQIDAdFbmdsYW5kMTAwLgYDVQQKDCdDcHB1bml0VGVzdF94bWxzZWN1cml0eV94bWxzZWMgUlNBIFRlc3QxODA2BgNVBAMML0NwcHVuaXRUZXN0X3htbHNlY3VyaXR5X3htbHNlYyBSU0EgVGVzdCBSb290IENBMCAXDTI0MDkyMzEzMzA0MloYDzIxMjQwODMwMTMzMDQyWjCBjzELMAkGA1UEBhMCVUsxEDAOBgNVBAgMB0VuZ2xhbmQxMDAuBgNVBAoMJ0NwcHVuaXRUZXN0X3htbHNlY3VyaXR5X3htbHNlYyBSU0EgVGVzdDE8MDoGA1UEAwwzQ3BwdW5pdFRlc3RfeG1sc2VjdXJpdHlfeG1sc2VjIEludGVybWVkaWF0ZSBSb290IENBMIICIjANBgkqhkiG9w0BAQEFAAOCAg8AMIICCgKCAgEAj9kribqN994fmGGnL7l3Y4DEVEBUBV2kNlq9fM9wJmOEtaNyKIjYxzCFUAntvKp0youu3tu48duDUez4I+Nc4gyez6IlyfPCXiEJulo0g6F3WZZg/xtk56JZnHFeaBHq3vm3L7a5y8c9j9Y26/BPRAqY1CtBSFUWV1uGPCQkNGNsO7qqtOdcKn7dFJq3K2sRaXp4J3QUhtlsEQ4/sWtXjuV7f4wqep0PEjFJ8oF6Jao5QYFHuLx4YZmo9vfXNSjv1TJbdQ+1zvw8sr3/SYyNt3B7Q3jXq8IC+Tfc1R9t/FaDeS9AiMuDJgq+aHWVej8sspl2+d7mFXCuOoy9nE9aCWAwD1v6Ce1nK97qVUKRKxBxlKSM3TULWaJT8VC9UK0nsfK9OocCeybOa+irzVcgvVDlD8fPoM82bGAaA5z2SvSyrjk5/h2aHtG9U1tJke6GwxzyVlIySo4EC9SvW8Pu3v0vaHAeDAjUnA8aEPGmuKOMHsYq/Jgy3hkRLKuXiRENrshP/q0Vfso2NtfErSzqcBV5UWcYUhoCOiQXRo2Q9sy7lJDtRU5yFxlGtqRUORY1LI9NMXi5pJioZftPZIMPJeDLeaEaNHD1vH9i/e/bN11/mYzM2SWuKdQbiYFXpZO8gDkp960R1VG3O0TKz7U678ZrjY0Y3t0uNhPFEOZgoCkCAwEAAaNmMGQwHQYDVR0OBBYEFFE6wan2eGv91MRbH6vbE4W3cMYNMB8GA1UdIwQYMBaAFOJn33YP7tq045qRr2pHFpbwKe+7MBIGA1UdEwEB/wQIMAYBAf8CAQAwDgYDVR0PAQH/BAQDAgGGMA0GCSqGSIb3DQEBCwUAA4ICAQAeNJClgszw5HQysHfoDe8YClRt9NI4b2obxRXYFGX4TgLNcXGBctOoB0B/kLK6TXSPNJqHQ2+cjm1Ol9vEr4iTuRDRBp1UPp6DycLO9moTnlw6IKj4Nq+OJ4NVPAl0FED2KWKW9fKHOSn2kqJ7Vf4owAGf3fSy6opeqLxgGlnwmDSuevdbiKUCTOL4XwAfl1YN7Jj+4lEKSQmJB786MUvb9YzCPXEBDPg0uN8wJm/ToiKhN53rpXLToYAidJBJ1TyqKb0i9ohETrgiBHgLI5evd+5YrhEjkKdSsK4TqiodkiUb5UIEcw21D5M/kjimKQrOKWahOKZCjh3xkkRsJyaeoBetZyW79d6JvB5jsifp86HQPtohHo8XM6cEXhhQhwAbIoiD4JPoTtQefTvpBCVlh2RIMYgeSKSq/y3EaoWEt8OinvZw+JhJbK7oNNPsglIJtax8Jqdc3C4PTFrIA1PnWmr/+EbdMcwnYJjnuyUlSajOmTL50XBHJ4krgNTOCjS42obZ4/W7Z/INVhthqIy33fEq8CKaKKytCjDNwkZ6dqmMg/9+X/+ClWlr+Q7EPCUw5aW6Qc95aEv59kgct84wxqTQ2jaGuUv2DxNV+hy8bsFGwPYc6yqbVm+Eu2ibyw+QV3jYJ3t6HdVJGntgRjeumRB/XuhwVwPaIijpjZWvGw==</xd:EncapsulatedX509Certificate>
              <xd:EncapsulatedX509Certificate>MIIGCzCCA/OgAwIBAgIUf0E/LAmzIuu4Y81pnWRf+XARWkowDQYJKoZIhvcNAQELBQAwgYsxCzAJBgNVBAYTAlVLMRAwDgYDVQQIDAdFbmdsYW5kMTAwLgYDVQQKDCdDcHB1bml0VGVzdF94bWxzZWN1cml0eV94bWxzZWMgUlNBIFRlc3QxODA2BgNVBAMML0NwcHVuaXRUZXN0X3htbHNlY3VyaXR5X3htbHNlYyBSU0EgVGVzdCBSb290IENBMCAXDTI0MDkyMzEzMzA0MVoYDzIxMjQwODMwMTMzMDQxWjCBizELMAkGA1UEBhMCVUsxEDAOBgNVBAgMB0VuZ2xhbmQxMDAuBgNVBAoMJ0NwcHVuaXRUZXN0X3htbHNlY3VyaXR5X3htbHNlYyBSU0EgVGVzdDE4MDYGA1UEAwwvQ3BwdW5pdFRlc3RfeG1sc2VjdXJpdHlfeG1sc2VjIFJTQSBUZXN0IFJvb3QgQ0EwggIiMA0GCSqGSIb3DQEBAQUAA4ICDwAwggIKAoICAQDICUjHlgDCX741a9qvNgs2ba7nxLwb350hNzu7JbrP8R4NUpTgbJwbsxdqPPozXQP2Uos/F5zdLk7ZA5e7tH/sa7ZPbeL6LzSiMvR+Cl4TDKisr+C/3ASd3d78kLw0UPNpRyVLirxKT9ht10GYBLAgV9kUtQ9lLejOpHDtRq1q8TlX0c3N6tw4T7PWq52Hym4XaTtxJc1g7CHddg4CqsTVXf4HdooMVH5AECD52Uv7hjEQgY+hrNEQE7lN6gp3HtxANbZusL4N0kSXAH1N6A1JDw+V0Cd020CUxCOWN/SVgX9rV67t+ACbObRNLlSkiGQyaPd2UTlMa1zQbpPQuvxsmtBbh50gIlM5qYuCPT+XaI93IbGMRp8be7J2QU2T5nrb0wasVKVzaYcIs/fOBi+EL2t+Jd9a8IPrUkHVdcsxWW8Y/WA95s+G4M0/5uVWmaeraBJRUo/suu08v4w0ShGBlVdfPe5iTMQWVLmAAZ16icvcgtdCr7nyi3tl2Bv/VFNqi+T7lqyL1i+91sr2Stca4wfRmqE0KiU5npFjxkh4sbzpuZAfjCvF3ltIZ9TFlmxQ2edf95CrPfw8u0MjEh2sWflgZwzSAdThEyMEIty4ZomCqqJ76Fw2kJwMq++9uTJTVXsepqA/jQg0WgK2Tyz3/2eY99twcldXVXuMc7GeAQIDAQABo2MwYTAdBgNVHQ4EFgQU4mffdg/u2rTjmpGvakcWlvAp77swHwYDVR0jBBgwFoAU4mffdg/u2rTjmpGvakcWlvAp77swDwYDVR0TAQH/BAUwAwEB/zAOBgNVHQ8BAf8EBAMCAYYwDQYJKoZIhvcNAQELBQADggIBAC4errXBxYjJGtxT+5+VwISk4ve5nGna8/SNxt7VB0mREG91gnsu3uJvW05zoU+UUOHaaDvAuox2GGEAq/vKJN5yTpgnSYSgzFYxd8N+GqFqE3xwIPa02ntPwwLozF3aph4YcqrtCdPPNIXK5CRopnvQLuUHwFvmz/nkoCPg/VlwFjxNvwGehy5wrhd3zmqd9dga8k3MWA+cVVtNnZld5HZurpHOb3H7SCG+3l/kMdnMQCLvUrbKGSVKX6bOaW+FGm+oTTwLen/HHB21wxfPLySQQDEyR1qGNj7sKgGaWU8334boSSjW3OrnHDLlMBr/XQAMgvHfy43qxOmww47xg685HNQYtbHIgVLZ6ou8vgzrjzV+Wpu8H7by2HH/yAHwRqsy2nmVPwkrdmCfSwYfZdAW+Jzazg4gYVnBE89t8HarOXSiSh/YUS0V6F4koQKVv3b8MzmqO3ldRW2JcktrmZmUBYCh5UaK3X+Yyeus1UGrYCl6Yqj5M1JEmYmX/3EVeIcEK+H6Kx9Aeqr1WyJss0GTKVA5t+mOZ+SSvF3mFLxTo6ydTLOWA63NGuiLnhU1lbQRkTC0Dq0qenECx2gmG8XGFHlVbVsYqiaU6FdkFGzm+Scsl8UwygLV5KP0Y/54X8J6ZSRPHNRvBtRnZoRrjNFMwSJZ4vw/iDJO03o31TJ3</xd:EncapsulatedX509Certificate>
            </xd:CertificateValues>
          </xd:UnsignedSignatureProperties>
        </xd:UnsignedProperties>
      </xd:QualifyingProperties>
    </Object>
  </Signature>
</document-signatures>
</file>